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65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2.1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Group</text:p>
          </table:table-cell>
          <table:table-cell table:number-columns-repeated="7"/>
        </table:table-row>
        <table:table-row table:style-name="ro1">
          <table:table-cell office:value-type="string">
            <text:p>id</text:p>
          </table:table-cell>
          <table:table-cell office:value-type="string">
            <text:p>UID</text:p>
          </table:table-cell>
          <table:table-cell table:number-columns-repeated="7"/>
        </table:table-row>
        <table:table-row table:style-name="ro2">
          <table:table-cell office:value-type="string">
            <text:p>tpep_pickup_datetime</text:p>
          </table:table-cell>
          <table:table-cell office:value-type="string">
            <text:p>time</text:p>
          </table:table-cell>
          <table:table-cell table:number-columns-repeated="7"/>
        </table:table-row>
        <table:table-row table:style-name="ro1">
          <table:table-cell office:value-type="string">
            <text:p>pickup_day_of_week</text:p>
          </table:table-cell>
          <table:table-cell office:value-type="string">
            <text:p>time</text:p>
          </table:table-cell>
          <table:table-cell table:number-columns-repeated="7"/>
        </table:table-row>
        <table:table-row table:style-name="ro1">
          <table:table-cell office:value-type="string">
            <text:p>pickup_time_of_day</text:p>
          </table:table-cell>
          <table:table-cell office:value-type="string">
            <text:p>time</text:p>
          </table:table-cell>
          <table:table-cell table:number-columns-repeated="7"/>
        </table:table-row>
        <table:table-row table:style-name="ro1">
          <table:table-cell office:value-type="string">
            <text:p>duration_seconds</text:p>
          </table:table-cell>
          <table:table-cell office:value-type="string">
            <text:p>target</text:p>
          </table:table-cell>
          <table:table-cell table:number-columns-repeated="7"/>
        </table:table-row>
        <table:table-row table:style-name="ro2">
          <table:table-cell office:value-type="string">
            <text:p>VendorID</text:p>
          </table:table-cell>
          <table:table-cell office:value-type="string">
            <text:p>Low importance metadata</text:p>
          </table:table-cell>
          <table:table-cell table:number-columns-repeated="7"/>
        </table:table-row>
        <table:table-row table:style-name="ro1">
          <table:table-cell office:value-type="string">
            <text:p>passenger_count</text:p>
          </table:table-cell>
          <table:table-cell office:value-type="string">
            <text:p>Low importance metadata</text:p>
          </table:table-cell>
          <table:table-cell table:number-columns-repeated="7"/>
        </table:table-row>
        <table:table-row table:style-name="ro2">
          <table:table-cell office:value-type="string">
            <text:p>PULocationID</text:p>
          </table:table-cell>
          <table:table-cell office:value-type="string">
            <text:p>location</text:p>
          </table:table-cell>
          <table:table-cell table:number-columns-repeated="7"/>
        </table:table-row>
        <table:table-row table:style-name="ro2">
          <table:table-cell office:value-type="string">
            <text:p>DOLocationID</text:p>
          </table:table-cell>
          <table:table-cell office:value-type="string">
            <text:p>location</text:p>
          </table:table-cell>
          <table:table-cell table:number-columns-repeated="7"/>
        </table:table-row>
        <table:table-row table:style-name="ro2">
          <table:table-cell office:value-type="string">
            <text:p>tpep_dropoff_datetime</text:p>
          </table:table-cell>
          <table:table-cell office:value-type="string">
            <text:p>cheating field with no analytic value</text:p>
          </table:table-cell>
          <table:table-cell table:number-columns-repeated="7"/>
        </table:table-row>
        <table:table-row table:style-name="ro2">
          <table:table-cell office:value-type="string">
            <text:p>RatecodeID</text:p>
          </table:table-cell>
          <table:table-cell office:value-type="string">
            <text:p>cheating field with medium analytic value</text:p>
          </table:table-cell>
          <table:table-cell table:number-columns-repeated="7"/>
        </table:table-row>
        <table:table-row table:style-name="ro1">
          <table:table-cell office:value-type="string">
            <text:p>fare_amount</text:p>
          </table:table-cell>
          <table:table-cell office:value-type="string">
            <text:p>cheating field with medium analytic value</text:p>
          </table:table-cell>
          <table:table-cell table:number-columns-repeated="7"/>
        </table:table-row>
        <table:table-row table:style-name="ro1">
          <table:table-cell office:value-type="string">
            <text:p>tolls_amount</text:p>
          </table:table-cell>
          <table:table-cell office:value-type="string">
            <text:p>cheating field with medium analytic value</text:p>
          </table:table-cell>
          <table:table-cell table:number-columns-repeated="7"/>
        </table:table-row>
        <table:table-row table:style-name="ro1">
          <table:table-cell office:value-type="string">
            <text:p>total_amount</text:p>
          </table:table-cell>
          <table:table-cell office:value-type="string">
            <text:p>cheating field with medium analytic value</text:p>
          </table:table-cell>
          <table:table-cell table:number-columns-repeated="7"/>
        </table:table-row>
        <table:table-row table:style-name="ro1">
          <table:table-cell office:value-type="string">
            <text:p>payment_type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1">
          <table:table-cell office:value-type="string">
            <text:p>extra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2">
          <table:table-cell office:value-type="string">
            <text:p>mta_tax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1">
          <table:table-cell office:value-type="string">
            <text:p>tip_amount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1">
          <table:table-cell office:value-type="string">
            <text:p>improvement_surcharge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1">
          <table:table-cell office:value-type="string">
            <text:p>is_store_and_fwd</text:p>
          </table:table-cell>
          <table:table-cell office:value-type="string">
            <text:p>cheating field with low analytic value</text:p>
          </table:table-cell>
          <table:table-cell table:number-columns-repeated="7"/>
        </table:table-row>
        <table:table-row table:style-name="ro1">
          <table:table-cell office:value-type="string">
            <text:p>trip_distance</text:p>
          </table:table-cell>
          <table:table-cell office:value-type="string">
            <text:p>cheating field with high analytic value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Column name</text:p>
          </table:table-cell>
          <table:table-cell table:style-name="ce1" office:value-type="string">
            <text:p>Featexp</text:p>
          </table:table-cell>
          <table:table-cell table:style-name="ce1" office:value-type="string">
            <text:p>Correlation</text:p>
          </table:table-cell>
          <table:table-cell table:style-name="ce1" office:value-type="string">
            <text:p>Domain knowledge</text:p>
          </table:table-cell>
          <table:table-cell table:style-name="ce1" office:value-type="string">
            <text:p>Rarely change</text:p>
          </table:table-cell>
          <table:table-cell table:style-name="ce1" office:value-type="string">
            <text:p>SHAP values</text:p>
          </table:table-cell>
          <table:table-cell table:style-name="ce1" office:value-type="string">
            <text:p>Recursive feature elimination</text:p>
          </table:table-cell>
          <table:table-cell table:style-name="ce1" office:value-type="string">
            <text:p>Percentage of missing values</text:p>
          </table:table-cell>
          <table:table-cell table:style-name="ce1" office:value-type="string">
            <text:p>New Assumptions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not good</text:p>
          </table:table-cell>
          <table:table-cell office:value-type="string">
            <text:p>1 percent</text:p>
          </table:table-cell>
          <table:table-cell office:value-type="string">
            <text:p>not good</text:p>
          </table:table-cell>
          <table:table-cell office:value-type="string">
            <text:p>good</text:p>
          </table:table-cell>
          <table:table-cell table:number-columns-repeated="4"/>
        </table:table-row>
        <table:table-row table:style-name="ro2">
          <table:table-cell office:value-type="string">
            <text:p>PULocationID</text:p>
          </table:table-cell>
          <table:table-cell office:value-type="string">
            <text:p>Important, but needs special care</text:p>
          </table:table-cell>
          <table:table-cell office:value-type="string">
            <text:p>2 percent</text:p>
          </table:table-cell>
          <table:table-cell office:value-type="string">
            <text:p>distance, so important</text:p>
          </table:table-cell>
          <table:table-cell office:value-type="string">
            <text:p>good</text:p>
          </table:table-cell>
          <table:table-cell office:value-type="string">
            <text:p>Best</text:p>
          </table:table-cell>
          <table:table-cell office:value-type="string">
            <text:p>1<text:span text:style-name="T1">st</text:span>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Most important, but needs careful feature engineering</text:p>
          </table:table-cell>
        </table:table-row>
        <table:table-row table:style-name="ro2">
          <table:table-cell office:value-type="string">
            <text:p>DOLocationID</text:p>
          </table:table-cell>
          <table:table-cell office:value-type="string">
            <text:p>Important, but needs special care</text:p>
          </table:table-cell>
          <table:table-cell office:value-type="string">
            <text:p>1 percent</text:p>
          </table:table-cell>
          <table:table-cell office:value-type="string">
            <text:p>distance, so important</text:p>
          </table:table-cell>
          <table:table-cell office:value-type="string">
            <text:p>good</text:p>
          </table:table-cell>
          <table:table-cell office:value-type="string">
            <text:p>Best</text:p>
          </table:table-cell>
          <table:table-cell office:value-type="string">
            <text:p>1<text:span text:style-name="T1">st</text:span>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Most important, but needs careful feature engineering</text:p>
          </table:table-cell>
        </table:table-row>
        <table:table-row table:style-name="ro2">
          <table:table-cell office:value-type="string">
            <text:p>pickup_day_of_week</text:p>
          </table:table-cell>
          <table:table-cell office:value-type="string">
            <text:p>Monday, tuesday, saturday are shorter rides. <text:s/>Sunday is a longest ride</text:p>
          </table:table-cell>
          <table:table-cell office:value-type="string">
            <text:p>1 percent</text:p>
          </table:table-cell>
          <table:table-cell office:value-type="string">
            <text:p>traffic, so possibly important</text:p>
          </table:table-cell>
          <table:table-cell office:value-type="string">
            <text:p>good</text:p>
          </table:table-cell>
          <table:table-cell office:value-type="string">
            <text:p>Worth much more when paired with hour</text:p>
          </table:table-cell>
          <table:table-cell office:value-type="string">
            <text:p>4<text:span text:style-name="T1">th</text:span>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Less importance than expected; perhaps set as a flag for busiest time of days + day of week</text:p>
          </table:table-cell>
        </table:table-row>
        <table:table-row table:style-name="ro2">
          <table:table-cell office:value-type="string">
            <text:p>pickup_time_of_day</text:p>
          </table:table-cell>
          <table:table-cell office:value-type="string">
            <text:p>0-4 is less busy, 4-8 is least busy</text:p>
          </table:table-cell>
          <table:table-cell office:value-type="string">
            <text:p>2 percent</text:p>
          </table:table-cell>
          <table:table-cell office:value-type="string">
            <text:p>traffic, so possibly important</text:p>
          </table:table-cell>
          <table:table-cell office:value-type="string">
            <text:p>good</text:p>
          </table:table-cell>
          <table:table-cell office:value-type="string">
            <text:p>hour plus day of week is good, hour is good too</text:p>
          </table:table-cell>
          <table:table-cell office:value-type="string">
            <text:p>1<text:span text:style-name="T1">st</text:span> when with weekday. 2<text:span text:style-name="T1">nd</text:span> otherwise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Less importance than expected; perhaps set as a flag for busiest time of days + day of week</text:p>
          </table:table-cell>
        </table:table-row>
        <table:table-row table:style-name="ro2">
          <table:table-cell office:value-type="string">
            <text:p>VendorID</text:p>
          </table:table-cell>
          <table:table-cell office:value-type="string">
            <text:p>Vendor 1 is shorter, vendor 2 is longer</text:p>
          </table:table-cell>
          <table:table-cell office:value-type="string">
            <text:p>4 percent</text:p>
          </table:table-cell>
          <table:table-cell office:value-type="string">
            <text:p>Seems okay to use</text:p>
          </table:table-cell>
          <table:table-cell office:value-type="string">
            <text:p>good</text:p>
          </table:table-cell>
          <table:table-cell office:value-type="string">
            <text:p>Least importance but helpful</text:p>
          </table:table-cell>
          <table:table-cell office:value-type="string">
            <text:p>5<text:span text:style-name="T1">th</text:span>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Is okay to include</text:p>
          </table:table-cell>
        </table:table-row>
        <table:table-row table:style-name="ro2">
          <table:table-cell office:value-type="string">
            <text:p>passenger_count</text:p>
          </table:table-cell>
          <table:table-cell office:value-type="string">
            <text:p>4+ Passengers boolean causes longer duration</text:p>
          </table:table-cell>
          <table:table-cell office:value-type="string">
            <text:p>2 percent</text:p>
          </table:table-cell>
          <table:table-cell office:value-type="string">
            <text:p>4+ people might not fit in the car as easily for onloading and offloading, perhaps it's a limousine flag and those end up being longer</text:p>
          </table:table-cell>
          <table:table-cell office:value-type="string">
            <text:p>Rarely 4+ passengers</text:p>
          </table:table-cell>
          <table:table-cell office:value-type="string">
            <text:p>Some importance</text:p>
          </table:table-cell>
          <table:table-cell office:value-type="string">
            <text:p>3<text:span text:style-name="T1">rd</text:span>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Should become a boolean instead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Feature ideas</text:p>
          </table:table-cell>
          <table:table-cell table:number-columns-repeated="8"/>
        </table:table-row>
        <table:table-row table:style-name="ro1">
          <table:table-cell office:value-type="string">
            <text:p>Boolean passenger count 4+ and drop that as a feature</text:p>
          </table:table-cell>
          <table:table-cell table:number-columns-repeated="8"/>
        </table:table-row>
        <table:table-row table:style-name="ro1">
          <table:table-cell office:value-type="string">
            <text:p>Average duration for hour</text:p>
          </table:table-cell>
          <table:table-cell table:number-columns-repeated="8"/>
        </table:table-row>
        <table:table-row table:style-name="ro1">
          <table:table-cell office:value-type="string">
            <text:p>Average duration for hour + day of week</text:p>
          </table:table-cell>
          <table:table-cell table:number-columns-repeated="8"/>
        </table:table-row>
        <table:table-row table:style-name="ro1">
          <table:table-cell office:value-type="string">
            <text:p>Average duration for day of week</text:p>
          </table:table-cell>
          <table:table-cell table:number-columns-repeated="8"/>
        </table:table-row>
        <table:table-row table:style-name="ro1">
          <table:table-cell office:value-type="string">
            <text:p>Average duration for pickup location id</text:p>
          </table:table-cell>
          <table:table-cell table:number-columns-repeated="8"/>
        </table:table-row>
        <table:table-row table:style-name="ro2">
          <table:table-cell office:value-type="string">
            <text:p>Average duration for dropoff location id</text:p>
          </table:table-cell>
          <table:table-cell table:number-columns-repeated="8"/>
        </table:table-row>
        <table:table-row table:style-name="ro2">
          <table:table-cell office:value-type="string">
            <text:p>Average duration for pickup location id and dropoff location id together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B2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05/13/2023</text:date>, <text:time>19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yers</meta:initial-creator>
    <meta:creation-date>2023-05-13T15:44:44.18</meta:creation-date>
    <dc:date>2023-05-13T19:48:35.45</dc:date>
    <dc:creator>Peter Myers</dc:creator>
    <meta:editing-duration>PT3H48M27S</meta:editing-duration>
    <meta:editing-cycles>27</meta:editing-cycles>
    <meta:generator>OpenOffice/4.1.13$Win32 OpenOffice.org_project/4113m1$Build-9810</meta:generator>
    <meta:document-statistic meta:table-count="3" meta:cell-count="120" meta:object-count="0"/>
  </office:meta>
</office:document-meta>
</file>